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Droid Sans Mono" svg:font-family="'Droid Sans Mono', 'Courier New', monospace, 'Droid Sans Fallback'"/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e"/>
    </style:style>
    <style:style style:name="P2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114467" fo:background-color="#fffffe"/>
    </style:style>
    <style:style style:name="P3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0dcb89" officeooo:paragraph-rsid="000dcb89" fo:background-color="#fffffe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text-properties officeooo:rsid="000f6965" officeooo:paragraph-rsid="000f6965"/>
    </style:style>
    <style:style style:name="P6" style:family="paragraph" style:parent-style-name="Standard">
      <style:text-properties fo:font-weight="bold" officeooo:rsid="000f6965" officeooo:paragraph-rsid="000f6965" style:font-weight-asian="bold" style:font-weight-complex="bold"/>
    </style:style>
    <style:style style:name="P7" style:family="paragraph" style:parent-style-name="Text_20_body">
      <style:text-properties officeooo:paragraph-rsid="00114467"/>
    </style:style>
    <style:style style:name="P8" style:family="paragraph" style:parent-style-name="Standard">
      <style:paragraph-properties style:line-height-at-least="0.503cm"/>
      <style:text-properties fo:color="#0000ff" style:font-name="Droid Sans Mono" fo:font-size="10.5pt" fo:font-weight="normal" fo:background-color="#fffffe"/>
    </style:style>
    <style:style style:name="P9" style:family="paragraph" style:parent-style-name="Text_20_body">
      <style:text-properties officeooo:paragraph-rsid="00114467"/>
    </style:style>
    <style:style style:name="T1" style:family="text">
      <style:text-properties fo:color="#0000ff"/>
    </style:style>
    <style:style style:name="T2" style:family="text">
      <style:text-properties fo:color="#0000ff" style:font-name="Droid Sans Mono" fo:font-size="10.5pt" fo:font-weight="normal" fo:background-color="#fffffe" loext:char-shading-value="0"/>
    </style:style>
    <style:style style:name="T3" style:family="text">
      <style:text-properties fo:color="#000000" style:font-name="Droid Sans Mono" fo:font-size="10.5pt" fo:font-weight="normal" fo:background-color="#fffffe" loext:char-shading-value="0"/>
    </style:style>
    <style:style style:name="T4" style:family="text">
      <style:text-properties fo:color="#a31515"/>
    </style:style>
    <style:style style:name="T5" style:family="text">
      <style:text-properties fo:color="#a31515" style:font-name="Droid Sans Mono" fo:font-size="10.5pt" fo:font-weight="normal" fo:background-color="#fffffe" loext:char-shading-value="0"/>
    </style:style>
    <style:style style:name="T6" style:family="text">
      <style:text-properties fo:color="#09885a"/>
    </style:style>
    <style:style style:name="T7" style:family="text">
      <style:text-properties fo:color="#09885a" style:font-name="Droid Sans Mono" fo:font-size="10.5pt" fo:font-weight="normal" fo:background-color="#fffffe" loext:char-shading-value="0"/>
    </style:style>
    <style:style style:name="T8" style:family="text">
      <style:text-properties fo:color="#008000"/>
    </style:style>
    <style:style style:name="T9" style:family="text">
      <style:text-properties fo:color="#008000" officeooo:rsid="00114467"/>
    </style:style>
    <style:style style:name="T10" style:family="text">
      <style:text-properties officeooo:rsid="00114467"/>
    </style:style>
    <style:style style:name="T11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12" style:family="text">
      <style:text-properties fo:font-variant="normal" fo:text-transform="none" fo:color="#1155cc" style:font-name="Arial" fo:font-size="12pt" fo:letter-spacing="normal" fo:font-style="normal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"><text:span text:style-name="T1"><text:tab/>var</text:span> ourArray = [[<text:span text:style-name="T4">"the universe"</text:span>, <text:span text:style-name="T6">42</text:span>], [<text:span text:style-name="T4">"everything"</text:span>, <text:span text:style-name="T6">101010</text:span>]];</text:p>
      <text:p text:style-name="P1"><text:tab/>//////the universe,<text:span text:style-name="T6">42</text:span>,everything,<text:span text:style-name="T6">101010</text:span></text:p>
      <text:p text:style-name="P1"/>
      <text:p text:style-name="P3">this can be also possible to have like shown below...</text:p>
      <text:p text:style-name="P3"/>
      <text:p text:style-name="Standard"><text:tab/> <text:span text:style-name="T2">var</text:span><text:span text:style-name="T3"> ourArray = [[</text:span><text:span text:style-name="T5">"the universe"</text:span><text:span text:style-name="T3">, </text:span><text:span text:style-name="T7">42</text:span><text:span text:style-name="T3">],[</text:span><text:span text:style-name="T5">"sds"</text:span><text:span text:style-name="T3">], [</text:span><text:span text:style-name="T5">"everything"</text:span><text:span text:style-name="T3">, </text:span><text:span text:style-name="T7">101010</text:span><text:span text:style-name="T3">]];</text:span></text:p>
      <text:p text:style-name="P1"><text:tab/> ///the universe,<text:span text:style-name="T6">42</text:span>,sds,everything,<text:span text:style-name="T6">101010</text:span></text:p>
      <text:p text:style-name="P1"/>
      <text:p text:style-name="P1"><text:span text:style-name="T1">var</text:span> arr = [<text:span text:style-name="T6">1</text:span>,<text:span text:style-name="T6">2</text:span>,<text:span text:style-name="T6">3</text:span>,<text:span text:style-name="T6">4</text:span>,<text:span text:style-name="T6">5</text:span>,<text:span text:style-name="T6">6</text:span>,<text:span text:style-name="T6">6</text:span>,<text:span text:style-name="T6">7</text:span>,<text:span text:style-name="T6">78</text:span>,<text:span text:style-name="T6">8</text:span>,<text:span text:style-name="T6">9</text:span>];</text:p>
      <text:p text:style-name="P4"/>
      <text:p text:style-name="P1"><text:span text:style-name="T1">var</text:span> a = (...arr) =&gt;{</text:p>
      <text:p text:style-name="P1"><text:span text:style-name="T1">var</text:span> item1=<text:span text:style-name="T6">1</text:span>;</text:p>
      <text:p text:style-name="P1"><text:span text:style-name="T1">return</text:span> arr.filter(item=&gt;item+item);</text:p>
      <text:p text:style-name="P1">}</text:p>
      <text:p text:style-name="P4"/>
      <text:p text:style-name="P1">console.log(a(arr)) <text:s text:c="2"/>/////<text:span text:style-name="T6">1</text:span>,<text:span text:style-name="T6">2</text:span>,<text:span text:style-name="T6">3</text:span>,<text:span text:style-name="T6">4</text:span>,<text:span text:style-name="T6">5</text:span>,<text:span text:style-name="T6">6</text:span>,<text:span text:style-name="T6">6</text:span>,<text:span text:style-name="T6">7</text:span>,<text:span text:style-name="T6">78</text:span>,<text:span text:style-name="T6">8</text:span>,<text:span text:style-name="T6">9</text:span></text:p>
      <text:p text:style-name="P1"/>
      <text:p text:style-name="P5">Destructing an object <text:s/></text:p>
      <text:p text:style-name="P5"/>
      <text:p text:style-name="P5"/>
      <text:p text:style-name="P6">In nested </text:p>
      <text:p text:style-name="P1"><text:span text:style-name="T1">const</text:span> a = {</text:p>
      <text:p text:style-name="P1">start: { x: <text:span text:style-name="T6">5</text:span>, y: <text:span text:style-name="T6">6</text:span>},</text:p>
      <text:p text:style-name="P1">end: { x: <text:span text:style-name="T6">6</text:span>, y: -<text:span text:style-name="T6">9</text:span> }</text:p>
      <text:p text:style-name="P1">};</text:p>
      <text:p text:style-name="P1"><text:span text:style-name="T1">const</text:span> { end : { x: startX, y: startY }} = a;</text:p>
      <text:p text:style-name="P1">console.log(startX, startY); <text:span text:style-name="T8">// 5, 6</text:span></text:p>
      <text:p text:style-name="Text_20_body"><text:line-break/><text:span text:style-name="T2">const</text:span><text:span text:style-name="T3"> sum = (</text:span><text:span text:style-name="T2">function</text:span><text:span text:style-name="T3">() {</text:span></text:p>
      <text:p text:style-name="P1"><text:span text:style-name="T4">"use strict"</text:span>;</text:p>
      <text:p text:style-name="P1"><text:span text:style-name="T1">return</text:span> <text:span text:style-name="T1">function</text:span> sum(x, y, z) {</text:p>
      <text:p text:style-name="P1"><text:span text:style-name="T1">const</text:span> args = [ x, y, z ];</text:p>
      <text:p text:style-name="P1"><text:span text:style-name="T1">return</text:span> args.reduce((a, b) =&gt; a + b, <text:span text:style-name="T6">0</text:span>);</text:p>
      <text:p text:style-name="P1">};</text:p>
      <text:p text:style-name="P1">})();</text:p>
      <text:p text:style-name="P1">console.log(sum(<text:span text:style-name="T6">1</text:span>, <text:span text:style-name="T6">2</text:span>, <text:span text:style-name="T6">3</text:span>)); <text:span text:style-name="T8">// 6</text:span></text:p>
      <text:p text:style-name="P2"><text:span text:style-name="T4">"use strict"</text:span>;</text:p>
      <text:p text:style-name="P2"><text:span text:style-name="T1">return</text:span> <text:span text:style-name="T1">function</text:span> sum(x, y, z) {</text:p>
      <text:p text:style-name="P2"><text:span text:style-name="T1">const</text:span> args = [ x, y, z ];</text:p>
      <text:p text:style-name="P2"><text:span text:style-name="T1">return</text:span> args.<text:span text:style-name="T10">filter or map</text:span>((a, b) =&gt; a + b, <text:span text:style-name="T6">0</text:span>);</text:p>
      <text:p text:style-name="P2">};</text:p>
      <text:p text:style-name="P2">})();</text:p>
      <text:p text:style-name="P2">console.log(sum(<text:span text:style-name="T6">1</text:span>, <text:span text:style-name="T6">2</text:span>, <text:span text:style-name="T6">3</text:span>)); <text:span text:style-name="T8">// </text:span><text:span text:style-name="T9">1,2,3</text:span></text:p>
      <text:p text:style-name="P7"/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oft-page-break/><text:span text:style-name="T11"><text:tab/><text:tab/><text:line-break/>"" 2. If you want to increase your chance of landing on this job, then create a basic single page static HTML (or even a photoshop design is fine) website with basic elements like Banner, About us, our clients, Testimonials etc. (Reference: </text:span><text:a xlink:type="simple" xlink:href="http://www.technotackle.com/" office:target-frame-name="_blank" xlink:show="new" text:style-name="Internet_20_link" text:visited-style-name="Visited_20_Internet_20_Link"><text:span text:style-name="T12">www.technotackle.com</text:span></text:a><text:span text:style-name="T11">), your creativity matters here. People who apply with this task done would be given highest preference for this role."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Droid Sans Mono" svg:font-family="'Droid Sans Mono', 'Courier New', monospace, 'Droid Sans Fallback'"/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09:05:19.943355909</meta:creation-date>
    <meta:editing-duration>PT8H10M19S</meta:editing-duration>
    <meta:editing-cycles>2</meta:editing-cycles>
    <meta:generator>LibreOffice/5.1.6.2$Linux_X86_64 LibreOffice_project/10m0$Build-2</meta:generator>
    <dc:date>2018-12-03T18:25:54.543807620</dc:date>
    <meta:document-statistic meta:table-count="0" meta:image-count="0" meta:object-count="0" meta:page-count="2" meta:paragraph-count="35" meta:word-count="217" meta:character-count="1300" meta:non-whitespace-character-count="1103"/>
  </office:meta>
</office:document-meta>
</file>